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cm" draw:z-index="0"><draw:image xlink:href="../../odt/images/003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олебательное зве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cm" svg:height="1.349cm" draw:z-index="0"><draw:image xlink:href="../../odt/images/003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Блок </text:span><text:span text:style-name="T5">векторизован</text:span><text:span text:style-name="T6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4"><draw:frame draw:style-name="fr3" draw:name="Объект1" text:anchor-type="as-char" svg:width="9.437cm" svg:height="1.379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6">где</text:span><text:span text:style-name="T6"><draw:frame draw:style-name="fr3" draw:name="Объект2" text:anchor-type="as-char" svg:width="1.159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3"><draw:frame draw:style-name="fr3" draw:name="Объект3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элемент вектора постоянных времени,</text:span><text:span text:style-name="T3"><draw:frame draw:style-name="fr3" draw:name="Объект7" text:anchor-type="as-char" svg:width="0.566cm" svg:height="0.543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– элемент вектора коэффициентов демпфирования,</text:span><text:span text:style-name="T6"><draw:frame draw:style-name="fr3" draw:name="Объект11" text:anchor-type="as-char" svg:width="0.58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12" text:anchor-type="as-char" svg:width="1.182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Text_20_body">При нулевых начальных условиях динамика блока может быть представлена следующей передаточной функцией:</text:p>
            <text:p text:style-name="P4"><draw:frame draw:style-name="fr3" draw:name="Объект4" text:anchor-type="as-char" svg:width="6.017cm" svg:height="1.25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,</text:p>
            <text:p text:style-name="Text_20_body">поэтому пиктограмма данного блока имеет вид передаточной функции типового колебательного звена.</text:p>
            <text:p text:style-name="Text_20_body"><text:span text:style-name="T9">Обязательное условие: </text:span><text:span text:style-name="T9"><draw:frame draw:style-name="fr3" draw:name="Объект5" text:anchor-type="as-char" svg:width="1.219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.</text:span></text:p>
            <text:p text:style-name="Text_20_body"><text:span text:style-name="T10">Свойства</text:span><text:span text:style-name="T9">:</text:span></text:p>
            <text:list xml:id="list5534468756809811884" text:style-name="L1">
              <text:list-item>
                <text:p text:style-name="P5">Коэффициенты усиления – <text:span text:style-name="T1">вектор </text:span>коэффициентов<draw:frame draw:style-name="fr3" draw:name="Объект8" text:anchor-type="as-char" svg:width="0.58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5">Постоянные времени – вектор постоянных времени<draw:frame draw:style-name="fr3" draw:name="Объект9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в секундах.</text:p>
              </text:list-item>
              <text:list-item>
                <text:p text:style-name="P5">Коэффициент демпфирования – вектор коэффициентов<draw:frame draw:style-name="fr3" draw:name="Объект13" text:anchor-type="as-char" svg:width="0.566cm" svg:height="0.543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  </text:list-item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выходной величины блока.</text:p>
              </text:list-item>
              <text:list-item>
                <text:p text:style-name="P5">Начальные условия по производной – <text:span text:style-name="T1">вектор </text:span>начальных условий для производной выходной величины<draw:frame draw:style-name="fr3" draw:name="Объект6" text:anchor-type="as-char" svg:width="1.468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блока.</text:p>
              </text:list-item>
            </text:list>
            <text:p text:style-name="Text_20_body"><text:span text:style-name="T2">Примечание:</text:span><text:span text:style-name="T3"> по умолчанию параметры блока заданы для </text:span><text:span text:style-name="T2">скалярного</text:span><text:span text:style-name="T3"> входного сигнала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лебательное звено</dc:title>
    <dc:date>2012-03-30T11:29:29.06</dc:date>
    <meta:generator>OpenOffice_Beta/4.1.0$Win32 OpenOffice.org_project/410m14$Build-9760</meta:generator>
    <meta:editing-duration>PT2H11M34S</meta:editing-duration>
    <meta:editing-cycles>58</meta:editing-cycles>
    <meta:document-statistic meta:table-count="1" meta:image-count="2" meta:object-count="13" meta:page-count="1" meta:paragraph-count="20" meta:word-count="146" meta:character-count="1102"/>
  </office:meta>
</office:document-meta>
</file>

<file path=Object 1/content.xml><?xml version="1.0" encoding="utf-8"?>
<math xmlns="http://www.w3.org/1998/Math/MathML">
  <semantics>
    <mrow>
      <mrow>
        <mrow>
          <mrow>
            <msubsup>
              <mi>T</mi>
              <mi>i</mi>
              <mn>2</mn>
            </msubsup>
            <mo stretchy="false">⋅</mo>
            <mrow>
              <mfrac>
                <mrow>
                  <msup>
                    <mi>d</mi>
                    <mn>2</mn>
                  </msup>
                  <msub>
                    <mi>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sup>
                    <mi mathvariant="italic">dt</mi>
                    <mn>2</mn>
                  </msup>
                </mrow>
              </mfrac>
            </mrow>
          </mrow>
          <mo stretchy="false">+</mo>
          <mrow>
            <mrow>
              <mrow>
                <mn>2</mn>
                <mo stretchy="false">⋅</mo>
                <msub>
                  <mo stretchy="false">β</mo>
                  <mi>i</mi>
                </msub>
              </mrow>
              <mo stretchy="false">⋅</mo>
              <msub>
                <mi>T</mi>
                <mi>i</mi>
              </msub>
            </mrow>
            <mo stretchy="false">⋅</mo>
            <mrow>
              <mfrac>
                <mrow>
                  <msub>
                    <mi mathvariant="italic">d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i mathvariant="italic">dt</mi>
                </mrow>
              </mfrac>
            </mrow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^2 cdot {{d^2 y_i(t)} over {dt^2}}+2 cdot %beta_i cdot T_i cdot {{dy_i(t)} over {dt}} + y_i(t) ~=~ k_i cdot x_i(t)</annotation>
  </semantics>
</math>
</file>

<file path=Object 10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row>
                <msup>
                  <mi>T</mi>
                  <mn>2</mn>
                </msup>
                <mo stretchy="false">⋅</mo>
                <msup>
                  <mi>s</mi>
                  <mn>2</mn>
                </msup>
              </mrow>
              <mo stretchy="false">+</mo>
              <mrow>
                <mrow>
                  <mrow>
                    <mn>2</mn>
                    <mo stretchy="false">⋅</mo>
                    <mi>T</mi>
                  </mrow>
                  <mo stretchy="false">⋅</mo>
                  <mo stretchy="false">β</mo>
                </mrow>
                <mo stretchy="false">⋅</mo>
                <mi>s</mi>
              </mrow>
            </mrow>
            <mo stretchy="false">+</mo>
            <mn>1</mn>
          </mrow>
        </mrow>
      </mfrac>
    </mrow>
    <annotation encoding="StarMath 5.0">W(s) ~=~ {k} over {T^2 cdot s^2 + 2 cdot T cdot %beta cdot s + 1}</annotation>
  </semantics>
</math>
</file>

<file path=Object 5/content.xml><?xml version="1.0" encoding="utf-8"?>
<math xmlns="http://www.w3.org/1998/Math/MathML">
  <semantics>
    <mrow>
      <mrow>
        <mi>T</mi>
        <mo stretchy="false">≠</mo>
        <mn>0</mn>
      </mrow>
    </mrow>
    <annotation encoding="StarMath 5.0">T &lt;&gt; 0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9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